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5pt" style:text-underline-style="solid" style:text-underline-width="auto" style:text-underline-color="font-color" fo:font-weight="bold" officeooo:rsid="000d7b9a" officeooo:paragraph-rsid="00091bb4" style:font-size-asian="13.1000003814697pt" style:font-weight-asian="bold" style:font-size-complex="15pt" style:font-weight-complex="bold"/>
    </style:style>
    <style:style style:name="P2" style:family="paragraph" style:parent-style-name="Standard">
      <style:text-properties fo:font-size="12pt" style:text-underline-style="none" fo:font-weight="normal" officeooo:rsid="00091bb4" officeooo:paragraph-rsid="00091bb4"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ad171" officeooo:paragraph-rsid="000ad171" style:font-size-asian="10.5pt" style:font-weight-asian="normal" style:font-size-complex="12pt" style:font-weight-complex="normal"/>
    </style:style>
    <style:style style:name="T1" style:family="text">
      <style:text-properties officeooo:rsid="00091bb4"/>
    </style:style>
    <style:style style:name="T2" style:family="text">
      <style:text-properties officeooo:rsid="000ad171"/>
    </style:style>
    <style:style style:name="T3"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EKLY MEETING <text:span text:style-name="T1">13</text:span>/1<text:span text:style-name="T1">2</text:span>/2017</text:p>
      <text:p text:style-name="P1"/>
      <text:p text:style-name="P2"><text:span text:style-name="T3">Sergio</text:span>: comenta que ha realizado el issue propuesto en la anterior reunión para la refactorización de los constructores y los tests implicados. Además, en la historia de usuario de añadir comentarios a tareas (historia de usuario 6) de tamaño estimado mediano y previsiblemente finalizado para el día de hoy, queda pendiente un issue para completar la historia de usuario, parte de ese retraso se debe a que ha realizado la issue no planificado inicialmente.</text:p>
      <text:p text:style-name="P2"/>
      <text:p text:style-name="P2">En cuanto a inconvenientes encontrados desde la última reunión, Sergio nos indica que las relaciones con la creación del nuevo modelo han sido más complejas de lo esperado, aún con ello, la historia se finalizará muy cerca del tiempo estimado.</text:p>
      <text:p text:style-name="P2"/>
      <text:p text:style-name="P2">Para esta semana, Sergio terminará la historia en la que se encuentra actualmente y se encargará de realizar la historia de tamaño pequeño con la que no se podrán eliminar tareas de forma directa y serán recuperables (historia de usuario 7).</text:p>
      <text:p text:style-name="P2"/>
      <text:p text:style-name="P2"><text:span text:style-name="T3">André</text:span>: comenta que ha terminado la historia de usuario 9, de agregar tareas a tableros en su tiempo (restaba la parte de la vista y el controlador) y tiene al 50% la siguiente historia de usuario asignada (la 10), con lo que inicialmente va según lo previsto.</text:p>
      <text:p text:style-name="P2"/>
      <text:p text:style-name="P2">Durante la finalización de la h<text:span text:style-name="T2">istoria de usuario 9, surgieron inconvenientes respecto a la actualización de la clave ajena en una relación uno a muchos, tras varios errores e investigaciones, llegó a la conclusión de que la actualización de la clave ajena no es automática, tras realizarlo de forma explícita, todo funcionó de forma correcta. Este problema afectó también a Adel, que basaba parte de su comportamiento en el recurso corregido, finalmente lo resolvió haciendo un merge de master una vez resuelto el problema por André.</text:span></text:p>
      <text:p text:style-name="P2"/>
      <text:p text:style-name="P3">En esta semana que resta para acabar el sprint, André finalizará la historia que tienen a medias (parte de vista y controlador de la historia de usuario 10).</text:p>
      <text:p text:style-name="P3"/>
      <text:p text:style-name="P3"><text:span text:style-name="T3">Adel</text:span>: comenta que ha sido más complejo de lo esperado manejar las relaciones entre el nuevo modelo etiquetas de la historia de usuario 4 y que realmente ha habido un problema de estimación del tamaño de dicha historia, se calculó que sería una historia mediana, pero realmente es grande, eso afectará a la historia de usuario mediana que le queda pendiente. </text:p>
      <text:p text:style-name="P3"/>
      <text:p text:style-name="P3">Para esta semana, aunque una historia grande ocuparía 4 semanas, estima que esta en este momento al 80% de la finalización de la historia 4 y aunque no todo, podrá hacer parte de la historia de filtrado. <text:s/>(historia 8)</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3:40:59.058672259</meta:creation-date>
    <dc:date>2017-12-13T14:03:21.347669921</dc:date>
    <meta:editing-duration>PT8M32S</meta:editing-duration>
    <meta:editing-cycles>2</meta:editing-cycles>
    <meta:generator>LibreOffice/5.3.1.2$Linux_X86_64 LibreOffice_project/30m0$Build-2</meta:generator>
    <meta:document-statistic meta:table-count="0" meta:image-count="0" meta:object-count="0" meta:page-count="1" meta:paragraph-count="9" meta:word-count="419" meta:character-count="2492" meta:non-whitespace-character-count="2080"/>
  </office:meta>
</office:document-meta>
</file>